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2.75cm" fo:min-width="4.7cm"/>
    </style:style>
    <style:style style:name="gr2" style:family="graphic" style:parent-style-name="standard">
      <style:graphic-properties draw:fill="solid" draw:fill-color="#dee6ef" draw:textarea-horizontal-align="justify" draw:textarea-vertical-align="middle" draw:auto-grow-height="false" fo:min-height="2.75cm" fo:min-width="2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6f9d4" draw:textarea-horizontal-align="justify" draw:textarea-vertical-align="middle" draw:auto-grow-height="false" fo:min-height="2.75cm" fo:min-width="3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11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2.35cm" fo:min-width="3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9" style:family="graphic" style:parent-style-name="standard">
      <style:graphic-properties draw:fill="solid" draw:fill-color="#f7d1d5" draw:textarea-horizontal-align="justify" draw:textarea-vertical-align="middle" draw:auto-grow-height="false" fo:min-height="2.35cm" fo:min-width="3.3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solid" draw:fill-color="#dee6e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6f9d4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solid" draw:fill-color="#f7d1d5"/>
      <style:paragraph-properties fo:text-align="center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f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xml:id="id1" draw:id="id1" draw:layer="layout" svg:width="5.2cm" svg:height="3cm" svg:x="1.6cm" svg:y="5.3cm">
          <text:p text:style-name="P1"><text:span text:style-name="T1">hardware monitoring</text:span></text:p>
          <text:p text:style-name="P1"><text:span text:style-name="T1">services</text:span></text:p>
          <text:p text:style-name="P1"><text:span text:style-name="T2"/></text:p>
          <text:p text:style-name="P1"><text:span text:style-name="T2">ota2, modbusTCP</text:span></text:p>
          <text:p text:style-name="P1"><text:span text:style-name="T2">emonhub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8cm" svg:height="3cm" svg:x="7.9cm" svg:y="5.3cm">
          <text:p text:style-name="P1">MQTT</text:p>
          <text:p text:style-name="P1">broker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6.8cm" svg:y1="6.8cm" svg:x2="7.9cm" svg:y2="6.8cm" draw:start-shape="id1" draw:start-glue-point="1" draw:end-shape="id2" draw:end-glue-point="3" svg:d="M6800 6800h1100" svg:viewBox="0 0 1101 1">
          <text:p/>
        </draw:connector>
        <draw:custom-shape draw:style-name="gr4" draw:text-style-name="P5" xml:id="id3" draw:id="id3" draw:layer="layout" svg:width="3.8cm" svg:height="3cm" svg:x="15cm" svg:y="5.3cm">
          <text:p text:style-name="P1"><text:span text:style-name="T2">Emoncms</text:span></text:p>
          <text:p text:style-name="P1"><text:span text:style-name="T2">inputs </text:span></text:p>
          <text:p text:style-name="P1"><text:span text:style-name="T2">&amp;</text:span></text:p>
          <text:p text:style-name="P1"><text:span text:style-name="T2">process (*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6" draw:layer="layout" svg:x1="10.7cm" svg:y1="6.8cm" svg:x2="15cm" svg:y2="6.8cm" draw:start-shape="id2" draw:start-glue-point="1" draw:end-shape="id3" draw:end-glue-point="3" svg:d="M10700 6800h4300" svg:viewBox="0 0 4301 1">
          <text:p text:style-name="P1"><text:span text:style-name="T2">emoncms_mqtt</text:span></text:p>
          <text:p text:style-name="P1"><text:span text:style-name="T2">service</text:span></text:p>
        </draw:connector>
        <draw:frame draw:style-name="gr6" draw:text-style-name="P7" draw:layer="layout" svg:width="8.8cm" svg:height="1.861cm" svg:x="5cm" svg:y="10.539cm">
          <draw:text-box>
            <text:p><text:span text:style-name="T2">(*) Injecting last values monitored into the redis buffer is part of the process</text:span></text:p>
          </draw:text-box>
        </draw:frame>
        <draw:custom-shape draw:style-name="gr7" draw:text-style-name="P8" xml:id="id5" draw:id="id5" draw:layer="layout" svg:width="4cm" svg:height="2.6cm" svg:x="21.6cm" svg:y="9.422cm">
          <text:p text:style-name="P1"><text:span text:style-name="T2">data backup </text:span></text:p>
          <text:p text:style-name="P1"><text:span text:style-name="T2">to disk</text:span></text:p>
          <text:p text:style-name="P1"><text:span text:style-name="T2"/></text:p>
          <text:p text:style-name="P1"><text:span text:style-name="T2">feeds update 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2cm" svg:height="3.083cm" svg:x="3.4cm" svg:y="1.517cm">
          <draw:text-box>
            <text:p><text:span text:style-name="T3">Data processing cycle in Themis/Emoncms : from sensors to binary feeds</text:span></text:p>
          </draw:text-box>
        </draw:frame>
        <draw:custom-shape draw:style-name="gr9" draw:text-style-name="P10" xml:id="id4" draw:id="id4" draw:layer="layout" svg:width="3.8cm" svg:height="2.6cm" svg:x="15cm" svg:y="9.422cm">
          <text:p text:style-name="P1">redis buffer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6.9cm" svg:y1="8.3cm" svg:x2="16.9cm" svg:y2="9.422cm" draw:start-shape="id3" draw:start-glue-point="2" draw:end-shape="id4" draw:end-glue-point="0" svg:d="M16900 8300v1122" svg:viewBox="0 0 1 1123">
          <text:p/>
        </draw:connector>
        <draw:connector draw:style-name="gr5" draw:text-style-name="P11" draw:layer="layout" svg:x1="18.8cm" svg:y1="10.722cm" svg:x2="21.6cm" svg:y2="10.722cm" draw:start-shape="id4" draw:start-glue-point="1" draw:end-shape="id5" draw:end-glue-point="3" svg:d="M18800 10722h2800" svg:viewBox="0 0 2801 1">
          <text:p text:style-name="P1"><text:span text:style-name="T4">Feedwriter</text:span></text:p>
          <text:p text:style-name="P1"><text:span text:style-name="T4">service</text:span></text:p>
        </draw:connector>
        <draw:connector draw:style-name="gr5" draw:text-style-name="P4" draw:layer="layout" svg:x1="18.8cm" svg:y1="6.8cm" svg:x2="23.6cm" svg:y2="9.422cm" draw:start-shape="id3" draw:start-glue-point="1" draw:end-shape="id5" draw:end-glue-point="0" svg:d="M18800 6800h4800v2622" svg:viewBox="0 0 4801 2623">
          <text:p text:style-name="P1"><text:span text:style-name="T2">without redis buffer</text:span></text:p>
          <text:p text:style-name="P1"/>
          <text:p text:style-name="P1"/>
          <text:p text:style-name="P1"/>
          <text:p text:style-name="P1"/>
          <text:p text:style-name="P1"/>
        </draw:connector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Ultrafine_20_2_20_Dots_20_3_20_Dashes" svg:stroke-color="#000000" draw:fill="none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31T16:06:33.891000000</meta:creation-date>
    <meta:editing-duration>P0D</meta:editing-duration>
    <meta:editing-cycles>1</meta:editing-cycles>
    <meta:generator>LibreOffice/6.1.6.3.M12$Windows_X86_64 LibreOffice_project/526f2ee0224621e0a9cddbe1937eda2b9a7efbdd</meta:generator>
    <meta:document-statistic meta:object-count="35"/>
  </office:meta>
</office:document-meta>
</file>